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style:text-position="super 58%" fo:font-size="10pt" fo:font-style="italic" style:font-size-asian="10pt" style:font-style-asian="italic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ab 2 – A Night at the Movies</text:span><text:bookmark text:name="_GoBack"/></text:p>
      <text:p text:style-name="P1"/>
      <text:p text:style-name="Standard"><text:span text:style-name="T2">You’ve decided to go to a movie, but you want to figure out how much it’s going to cost you.</text:span></text:p>
      <text:p text:style-name="Standard"><text:span text:style-name="T2">You have to decide when to go, who to bring, and what you are going to buy.</text:span></text:p>
      <text:p text:style-name="Standard"><text:span text:style-name="T2">Write a simple program to compute the cost of your movie trip based on any given scenario.</text:span></text:p>
      <text:p text:style-name="P1"/>
      <text:p text:style-name="Standard"><text:span text:style-name="T3">Matinee Prices</text:span></text:p>
      <text:p text:style-name="Standard"><text:tab/>Child<text:tab/><text:tab/>$3.99</text:p>
      <text:p text:style-name="Standard"><text:tab/>Adult<text:tab/><text:tab/>$5.99</text:p>
      <text:p text:style-name="Standard"><text:tab/>Senior<text:tab/><text:tab/>$4.50</text:p>
      <text:p text:style-name="Standard"><text:span text:style-name="T3">Evening Prices</text:span></text:p>
      <text:p text:style-name="Standard"><text:tab/>Child<text:tab/><text:tab/>$6.99</text:p>
      <text:p text:style-name="Standard"><text:tab/>Adult<text:tab/><text:tab/>$10.99</text:p>
      <text:p text:style-name="Standard"><text:tab/>Senior<text:tab/><text:tab/>$8.50</text:p>
      <text:p text:style-name="Standard"><text:span text:style-name="T3">Concession Stand</text:span></text:p>
      <text:p text:style-name="Standard"><text:tab/>Small Soda<text:tab/>$3.50</text:p>
      <text:p text:style-name="Standard"><text:tab/>Large Soda<text:tab/>$5.99</text:p>
      <text:p text:style-name="Standard"><text:tab/>Hot Dog<text:tab/>$3.99</text:p>
      <text:p text:style-name="Standard"><text:tab/>Popcorn<text:tab/>$4.50</text:p>
      <text:p text:style-name="Standard"><text:tab/>Candy<text:tab/><text:tab/>$1.99</text:p>
      <text:p text:style-name="Standard"><text:span text:style-name="T3">Discounts &amp; Promotions</text:span></text:p>
      <text:p text:style-name="Standard"><text:span text:style-name="T4"><text:tab/>*Individuals who purchase a popcorn and large soda receive a $2 discount on their movie ticket.</text:span></text:p>
      <text:p text:style-name="Standard"><text:span text:style-name="T4"><text:tab/>*If three or more people purchase tickets to an evening show, they can get 1 free bag of popcorn.</text:span></text:p>
      <text:p text:style-name="Standard"><text:span text:style-name="T4"><text:tab/>*For each 3 candies you buy, the 4</text:span><text:span text:style-name="T5">th</text:span><text:span text:style-name="T4"> would be fr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ja" style:country-asian="JP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ld J. Santos</meta:initial-creator>
    <dc:creator>Donald J Santos</dc:creator>
    <meta:editing-cycles>6</meta:editing-cycles>
    <meta:creation-date>2013-02-19T20:57:00</meta:creation-date>
    <dc:date>2013-09-16T17:24:00</dc:date>
    <meta:editing-duration>PT13S</meta:editing-duration>
    <meta:generator>OpenOffice/4.0.1$Win32 OpenOffice.org_project/401m5$Build-9714</meta:generator>
    <meta:document-statistic meta:table-count="0" meta:image-count="0" meta:object-count="0" meta:page-count="1" meta:paragraph-count="22" meta:word-count="142" meta:character-count="7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